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5126in"/>
    </style:style>
    <style:style style:name="co3" style:family="table-column">
      <style:table-column-properties fo:break-before="auto" style:column-width="1.5252in"/>
    </style:style>
    <style:style style:name="co4" style:family="table-column">
      <style:table-column-properties fo:break-before="auto" style:column-width="1.7374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2.1252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2252in"/>
    </style:style>
    <style:style style:name="co10" style:family="table-column">
      <style:table-column-properties fo:break-before="auto" style:column-width="2.475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visibility="collapse" table:number-columns-repeated="2" table:default-cell-style-name="ce1"/>
        <table:table-column table:style-name="co9" table:visibility="collapse" table:default-cell-style-name="ce1"/>
        <table:table-column table:style-name="co10" table:visibility="collapse" table:number-columns-repeated="2" table:default-cell-style-name="ce1"/>
        <table:table-column table:style-name="co8" table:visibility="collapse" table:number-columns-repeated="2" table:default-cell-style-name="ce1"/>
        <table:table-column table:style-name="co1" table:number-columns-repeated="16367" table:default-cell-style-name="ce1"/>
        <table:table-row table:style-name="ro1">
          <table:table-cell/>
          <table:table-cell table:style-name="ce2" office:value-type="string" calcext:value-type="string" table:number-columns-spanned="9" table:number-rows-spanned="1">
            <text:p>Datos a usar en el problema</text:p>
          </table:table-cell>
          <table:covered-table-cell table:number-columns-repeated="8" table:style-name="ce4"/>
          <table:table-cell table:number-columns-repeated="16374"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4"/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atriz: Registro mensual: <text:span text:style-name="T1">RM[27][5]</text:span></text:p>
          </table:table-cell>
          <table:covered-table-cell table:number-columns-repeated="4" table:style-name="ce5"/>
          <table:table-cell table:number-columns-repeated="16378"/>
        </table:table-row>
        <table:table-row table:style-name="ro2">
          <table:table-cell/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casos_nuevos</text:p>
          </table:table-cell>
          <table:table-cell table:style-name="ce4" office:value-type="string" calcext:value-type="string">
            <text:p>muertes_nuevas</text:p>
          </table:table-cell>
          <table:table-cell table:style-name="ce4" office:value-type="string" calcext:value-type="string">
            <text:p>pais</text:p>
          </table:table-cell>
          <table:table-cell table:style-name="ce4" office:value-type="string" calcext:value-type="string">
            <text:p>continente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PAISES: PA[7][2]</text:p>
          </table:table-cell>
          <table:covered-table-cell table:style-name="ce4"/>
          <table:table-cell table:number-columns-repeated="16374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pais</text:p>
          </table:table-cell>
          <table:table-cell table:style-name="ce4" office:value-type="string" calcext:value-type="string">
            <text:p>poblacion</text:p>
          </table:table-cell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98" calcext:value-type="float">
            <text:p>798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3" office:value-type="string" calcext:value-type="string">
            <text:p><text:a xlink:href="https://www.populationpyramid.net/es/colombia/2020/" xlink:type="simple">https://www.populationpyramid.net/es/colombia/2020/</text:a>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olombia</text:p>
          </table:table-cell>
          <table:table-cell table:style-name="ce10" office:value-type="float" office:value="50882884" calcext:value-type="float">
            <text:p>50882884</text:p>
          </table:table-cell>
          <table:table-cell table:number-columns-repeated="2"/>
          <table:table-cell table:style-name="ce13" office:value-type="string" calcext:value-type="string">
            <text:p><text:a xlink:href="https://covid19.who.int/region/amro/country/us" xlink:type="simple">https://covid19.who.int/region/amro/country/us</text:a>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413" calcext:value-type="float">
            <text:p>5413</text:p>
          </table:table-cell>
          <table:table-cell table:style-name="ce6" office:value-type="float" office:value="264" calcext:value-type="float">
            <text:p>26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Brasil</text:p>
          </table:table-cell>
          <table:table-cell table:style-name="ce10" office:value-type="float" office:value="212559409" calcext:value-type="float">
            <text:p>212559409</text:p>
          </table:table-cell>
          <table:table-cell table:number-columns-repeated="1637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966" calcext:value-type="float">
            <text:p>196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Ecuador</text:p>
          </table:table-cell>
          <table:table-cell table:style-name="ce6" office:value-type="float" office:value="17412964" calcext:value-type="float">
            <text:p>17412964</text:p>
          </table:table-cell>
          <table:table-cell table:number-columns-repeated="1637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USA</text:p>
          </table:table-cell>
          <table:table-cell table:style-name="ce6" office:value-type="float" office:value="331002647" calcext:value-type="float">
            <text:p>331002647</text:p>
          </table:table-cell>
          <table:table-cell/>
          <table:table-cell table:style-name="ce9" office:value-type="string" calcext:value-type="string">
            <text:p>Mostrar el número de casos nuevos y muertes nuevas en el mes y país o continente seleccionado por el usuario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423" calcext:value-type="float">
            <text:p>16423</text:p>
          </table:table-cell>
          <table:table-cell table:style-name="ce6" office:value-type="float" office:value="3166" calcext:value-type="float">
            <text:p>316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Italia</text:p>
          </table:table-cell>
          <table:table-cell table:style-name="ce6" office:value-type="float" office:value="60461827" calcext:value-type="float">
            <text:p>60461827</text:p>
          </table:table-cell>
          <table:table-cell/>
          <table:table-cell office:value-type="string" calcext:value-type="string">
            <text:p>Mes: Febrero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1852" calcext:value-type="float">
            <text:p>101852</text:p>
          </table:table-cell>
          <table:table-cell table:style-name="ce6" office:value-type="float" office:value="16091" calcext:value-type="float">
            <text:p>1609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España</text:p>
          </table:table-cell>
          <table:table-cell table:style-name="ce6" office:value-type="float" office:value="46754783" calcext:value-type="float">
            <text:p>46754783</text:p>
          </table:table-cell>
          <table:table-cell/>
          <table:table-cell office:value-type="string" calcext:value-type="string">
            <text:p>Continente: América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4554" calcext:value-type="float">
            <text:p>164554</text:p>
          </table:table-cell>
          <table:table-cell table:style-name="ce6" office:value-type="float" office:value="3179" calcext:value-type="float">
            <text:p>317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China</text:p>
          </table:table-cell>
          <table:table-cell table:style-name="ce6" office:value-type="float" office:value="1411313522" calcext:value-type="float">
            <text:p>1411313522</text:p>
          </table:table-cell>
          <table:table-cell/>
          <table:table-cell table:style-name="ce9" office:value-type="string" calcext:value-type="string">
            <text:p>Resultados esperados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75289" calcext:value-type="float">
            <text:p>875289</text:p>
          </table:table-cell>
          <table:table-cell table:style-name="ce6" office:value-type="float" office:value="57796" calcext:value-type="float">
            <text:p>5779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os nuevos: 61</text:p>
          </table:table-cell>
          <table:table-cell table:number-columns-repeated="1637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Id</text:p>
          </table:table-cell>
          <table:table-cell table:style-name="ce9" office:value-type="string" calcext:value-type="string">
            <text:p>CONTINENTE: CO[3]</text:p>
          </table:table-cell>
          <table:table-cell table:number-columns-repeated="2"/>
          <table:table-cell office:value-type="string" calcext:value-type="string">
            <text:p>Muertes nuevas: 0</text:p>
          </table:table-cell>
          <table:table-cell table:number-columns-repeated="1637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85" calcext:value-type="float">
            <text:p>88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América</text:p>
          </table:table-cell>
          <table:table-cell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907" calcext:value-type="float">
            <text:p>8907</text:p>
          </table:table-cell>
          <table:table-cell table:style-name="ce6" office:value-type="float" office:value="1916" calcext:value-type="float">
            <text:p>19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Europa</text:p>
          </table:table-cell>
          <table:table-cell table:number-columns-repeated="2"/>
          <table:table-cell table:style-name="ce9" office:value-type="string" calcext:value-type="string">
            <text:p>Mostrar el total de muertos acumulados o casos nuevos acumulados (según decida el usuario) y según el continente y país seleccionado por el usuario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4213" calcext:value-type="float">
            <text:p>104213</text:p>
          </table:table-cell>
          <table:table-cell table:style-name="ce6" office:value-type="float" office:value="7340" calcext:value-type="float">
            <text:p>73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6" office:value-type="string" calcext:value-type="string">
            <text:p>Asia</text:p>
          </table:table-cell>
          <table:table-cell table:number-columns-repeated="2"/>
          <table:table-cell office:value-type="string" calcext:value-type="string">
            <text:p>Continente: América</text:p>
          </table:table-cell>
          <table:table-cell table:number-columns-repeated="1637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0851" calcext:value-type="float">
            <text:p>100851</text:p>
          </table:table-cell>
          <table:table-cell table:style-name="ce6" office:value-type="float" office:value="11570" calcext:value-type="float">
            <text:p>115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País: USA</text:p>
          </table:table-cell>
          <table:table-cell table:number-columns-repeated="1637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3583" calcext:value-type="float">
            <text:p>73583</text:p>
          </table:table-cell>
          <table:table-cell table:style-name="ce6" office:value-type="float" office:value="5307" calcext:value-type="float">
            <text:p>530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uertes nuevas acumuladas</text:p>
          </table:table-cell>
          <table:table-cell table:number-columns-repeated="1637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578" calcext:value-type="float">
            <text:p>4578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Resultados esperados</text:p>
          </table:table-cell>
          <table:table-cell table:number-columns-repeated="1637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084" calcext:value-type="float">
            <text:p>10084</text:p>
          </table:table-cell>
          <table:table-cell table:style-name="ce6" office:value-type="float" office:value="314" calcext:value-type="float">
            <text:p>31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uertes nuevas acumuladas: 90362</text:p>
          </table:table-cell>
          <table:table-cell table:number-columns-repeated="1637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2709" calcext:value-type="float">
            <text:p>22709</text:p>
          </table:table-cell>
          <table:table-cell table:style-name="ce6" office:value-type="float" office:value="821" calcext:value-type="float">
            <text:p>8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Mostrar el total de muertos acumulados o casos nuevos acumulados (según decida el usuario) y por continente elegido</text:p>
          </table:table-cell>
          <table:table-cell table:number-columns-repeated="1637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76058" calcext:value-type="float">
            <text:p>176058</text:p>
          </table:table-cell>
          <table:table-cell table:style-name="ce6" office:value-type="float" office:value="11326" calcext:value-type="float">
            <text:p>1132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tinente: América</text:p>
          </table:table-cell>
          <table:table-cell table:number-columns-repeated="1637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687" calcext:value-type="float">
            <text:p>9687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asos nuevos acumulados</text:p>
          </table:table-cell>
          <table:table-cell table:number-columns-repeated="1637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2295" calcext:value-type="float">
            <text:p>22295</text:p>
          </table:table-cell>
          <table:table-cell table:style-name="ce6" office:value-type="float" office:value="4325" calcext:value-type="float">
            <text:p>4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/>
          <table:table-cell table:style-name="ce9" office:value-type="string" calcext:value-type="string">
            <text:p>Resultados esperados</text:p>
          </table:table-cell>
          <table:table-cell table:number-columns-repeated="1637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9641" calcext:value-type="float">
            <text:p>69641</text:p>
          </table:table-cell>
          <table:table-cell table:style-name="ce6" office:value-type="float" office:value="2624" calcext:value-type="float">
            <text:p>262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asos nuevos acumulados: 1812689</text:p>
          </table:table-cell>
          <table:table-cell table:number-columns-repeated="1637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68689" calcext:value-type="float">
            <text:p>468689</text:p>
          </table:table-cell>
          <table:table-cell table:style-name="ce6" office:value-type="float" office:value="29387" calcext:value-type="float">
            <text:p>2938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886" calcext:value-type="float">
            <text:p>2886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/>
          <table:table-cell table:style-name="ce11" office:value-type="string" calcext:value-type="string">
            <text:p>Mostrar el total de muertos acumulados o casos nuevos acumulados (según decida el usuario) en el mes escogido por el usuario</text:p>
          </table:table-cell>
          <table:table-cell table:number-columns-repeated="1637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0916" calcext:value-type="float">
            <text:p>110916</text:p>
          </table:table-cell>
          <table:table-cell table:style-name="ce6" office:value-type="float" office:value="17203" calcext:value-type="float">
            <text:p>1720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sos nuevos acumulados</text:p>
          </table:table-cell>
          <table:table-cell table:number-columns-repeated="1637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03" calcext:value-type="float">
            <text:p>1703</text:p>
          </table:table-cell>
          <table:table-cell table:style-name="ce6" office:value-type="float" office:value="1328" calcext:value-type="float">
            <text:p>132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Mes: mayo</text:p>
          </table:table-cell>
          <table:table-cell table:number-columns-repeated="16372"/>
        </table:table-row>
        <table:table-row table:style-name="ro2">
          <table:table-cell table:number-columns-repeated="11"/>
          <table:table-cell table:style-name="ce9" office:value-type="string" calcext:value-type="string">
            <text:p>Resultados esperados</text:p>
          </table:table-cell>
          <table:table-cell table:number-columns-repeated="16372"/>
        </table:table-row>
        <table:table-row table:style-name="ro2">
          <table:table-cell table:number-columns-repeated="11"/>
          <table:table-cell office:value-type="string" calcext:value-type="string">
            <text:p>Casos nuevos acumulados: 702575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1"/>
          <table:table-cell table:style-name="ce9" office:value-type="string" calcext:value-type="string">
            <text:p>Mostrar el porcentaje de muertos acumulados o casos nuevos (según decida el usuario) respecto a la población total para todos los países</text:p>
          </table:table-cell>
          <table:table-cell table:number-columns-repeated="16372"/>
        </table:table-row>
        <table:table-row table:style-name="ro2">
          <table:table-cell table:number-columns-repeated="11"/>
          <table:table-cell office:value-type="string" calcext:value-type="string">
            <text:p>Muertes acumuladas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ce9" office:value-type="string" calcext:value-type="string">
            <text:p>Resultados esperados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Población</text:p>
          </table:table-cell>
          <table:table-cell table:style-name="ce12" office:value-type="string" calcext:value-type="string">
            <text:p>#Muertos acumulados</text:p>
          </table:table-cell>
          <table:table-cell table:style-name="ce12" office:value-type="string" calcext:value-type="string">
            <text:p>%Muertos nuevos acumulados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olombia</text:p>
          </table:table-cell>
          <table:table-cell table:style-name="ce10" office:value-type="float" office:value="50882884" calcext:value-type="float">
            <text:p>50882884</text:p>
          </table:table-cell>
          <table:table-cell table:style-name="ce15" table:formula="of:=SUMIF([.$E$6:.$E$32];[.K40];[.$D$6:.$D$32])" office:value-type="float" office:value="592" calcext:value-type="float">
            <text:p>592</text:p>
          </table:table-cell>
          <table:table-cell table:style-name="ce14" table:formula="of:=[.N40]*100/[.$N$47]" office:value-type="float" office:value="0.338481066215359" calcext:value-type="float">
            <text:p>0.34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asil</text:p>
          </table:table-cell>
          <table:table-cell table:style-name="ce10" office:value-type="float" office:value="212559409" calcext:value-type="float">
            <text:p>212559409</text:p>
          </table:table-cell>
          <table:table-cell table:style-name="ce15" table:formula="of:=SUMIF([.$E$6:.$E$32];[.K41];[.$D$6:.$D$32])" office:value-type="float" office:value="16792" calcext:value-type="float">
            <text:p>16792</text:p>
          </table:table-cell>
          <table:table-cell table:style-name="ce14" table:formula="of:=[.N41]*100/[.$N$47]" office:value-type="float" office:value="9.60096970251402" calcext:value-type="float">
            <text:p>9.60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cuador</text:p>
          </table:table-cell>
          <table:table-cell table:style-name="ce6" office:value-type="float" office:value="17412964" calcext:value-type="float">
            <text:p>17412964</text:p>
          </table:table-cell>
          <table:table-cell table:style-name="ce15" table:formula="of:=SUMIF([.$E$6:.$E$32];[.K42];[.$D$6:.$D$32])" office:value-type="float" office:value="2799" calcext:value-type="float">
            <text:p>2799</text:p>
          </table:table-cell>
          <table:table-cell table:style-name="ce14" table:formula="of:=[.N42]*100/[.$N$47]" office:value-type="float" office:value="1.6003522032716" calcext:value-type="float">
            <text:p>1.60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SA</text:p>
          </table:table-cell>
          <table:table-cell table:style-name="ce6" office:value-type="float" office:value="331002647" calcext:value-type="float">
            <text:p>331002647</text:p>
          </table:table-cell>
          <table:table-cell table:style-name="ce15" table:formula="of:=SUMIF([.$E$6:.$E$32];[.K43];[.$D$6:.$D$32])" office:value-type="float" office:value="90362" calcext:value-type="float">
            <text:p>90362</text:p>
          </table:table-cell>
          <table:table-cell table:style-name="ce14" table:formula="of:=[.N43]*100/[.$N$47]" office:value-type="float" office:value="51.6652467995815" calcext:value-type="float">
            <text:p>51.67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Italia</text:p>
          </table:table-cell>
          <table:table-cell table:style-name="ce6" office:value-type="float" office:value="60461827" calcext:value-type="float">
            <text:p>60461827</text:p>
          </table:table-cell>
          <table:table-cell table:style-name="ce15" table:formula="of:=SUMIF([.$E$6:.$E$32];[.K44];[.$D$6:.$D$32])" office:value-type="float" office:value="32007" calcext:value-type="float">
            <text:p>32007</text:p>
          </table:table-cell>
          <table:table-cell table:style-name="ce14" table:formula="of:=[.N44]*100/[.$N$47]" office:value-type="float" office:value="18.3002761593834" calcext:value-type="float">
            <text:p>18.30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España</text:p>
          </table:table-cell>
          <table:table-cell table:style-name="ce6" office:value-type="float" office:value="46754783" calcext:value-type="float">
            <text:p>46754783</text:p>
          </table:table-cell>
          <table:table-cell table:style-name="ce15" table:formula="of:=SUMIF([.$E$6:.$E$32];[.K45];[.$D$6:.$D$32])" office:value-type="float" office:value="27709" calcext:value-type="float">
            <text:p>27709</text:p>
          </table:table-cell>
          <table:table-cell table:style-name="ce14" table:formula="of:=[.N45]*100/[.$N$47]" office:value-type="float" office:value="15.8428578779753" calcext:value-type="float">
            <text:p>15.84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ina</text:p>
          </table:table-cell>
          <table:table-cell table:style-name="ce6" office:value-type="float" office:value="1411313522" calcext:value-type="float">
            <text:p>1411313522</text:p>
          </table:table-cell>
          <table:table-cell table:style-name="ce15" table:formula="of:=SUMIF([.$E$6:.$E$32];[.K46];[.$D$6:.$D$32])" office:value-type="float" office:value="4638" calcext:value-type="float">
            <text:p>4638</text:p>
          </table:table-cell>
          <table:table-cell table:style-name="ce14" table:formula="of:=[.N46]*100/[.$N$47]" office:value-type="float" office:value="2.65181619105884" calcext:value-type="float">
            <text:p>2.65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9" table:formula="of:=SUM([.N40:.N46])" office:value-type="float" office:value="174899" calcext:value-type="float">
            <text:p>174899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ce9" office:value-type="string" calcext:value-type="string">
            <text:p>Mostrar el porcentaje de muertos acumulados o casos nuevos (según decida el usuario) respecto a la población por cada país</text:p>
          </table:table-cell>
          <table:table-cell table:number-columns-repeated="16372"/>
        </table:table-row>
        <table:table-row table:style-name="ro2">
          <table:table-cell table:number-columns-repeated="11"/>
          <table:table-cell office:value-type="string" calcext:value-type="string">
            <text:p>Casos nuevos acumulados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ce9" office:value-type="string" calcext:value-type="string">
            <text:p>Resultados esperados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Población</text:p>
          </table:table-cell>
          <table:table-cell table:style-name="ce12" office:value-type="string" calcext:value-type="string">
            <text:p>#Casos acumulados</text:p>
          </table:table-cell>
          <table:table-cell table:style-name="ce12" office:value-type="string" calcext:value-type="string">
            <text:p>%Casos nuevos acumulados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olombia</text:p>
          </table:table-cell>
          <table:table-cell table:style-name="ce10" office:value-type="float" office:value="50882884" calcext:value-type="float">
            <text:p>50882884</text:p>
          </table:table-cell>
          <table:table-cell table:style-name="ce6" table:formula="of:=SUMIF([.$E$6:.$E$32];[.K52];[.$C$6:.$C$32])" office:value-type="float" office:value="16295" calcext:value-type="float">
            <text:p>16295</text:p>
          </table:table-cell>
          <table:table-cell table:style-name="ce14" table:formula="of:=[.N52]*100/[.M52]" office:value-type="float" office:value="0.0320245212515863" calcext:value-type="float">
            <text:p>0.03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asil</text:p>
          </table:table-cell>
          <table:table-cell table:style-name="ce10" office:value-type="float" office:value="212559409" calcext:value-type="float">
            <text:p>212559409</text:p>
          </table:table-cell>
          <table:table-cell table:style-name="ce6" table:formula="of:=SUMIF([.$E$6:.$E$32];[.K53];[.$C$6:.$C$32])" office:value-type="float" office:value="254220" calcext:value-type="float">
            <text:p>254220</text:p>
          </table:table-cell>
          <table:table-cell table:style-name="ce14" table:formula="of:=[.N53]*100/[.M53]" office:value-type="float" office:value="0.119599504531931" calcext:value-type="float">
            <text:p>0.12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cuador</text:p>
          </table:table-cell>
          <table:table-cell table:style-name="ce6" office:value-type="float" office:value="17412964" calcext:value-type="float">
            <text:p>17412964</text:p>
          </table:table-cell>
          <table:table-cell table:style-name="ce6" table:formula="of:=SUMIF([.$E$6:.$E$32];[.K54];[.$C$6:.$C$32])" office:value-type="float" office:value="33582" calcext:value-type="float">
            <text:p>33582</text:p>
          </table:table-cell>
          <table:table-cell table:style-name="ce14" table:formula="of:=[.N54]*100/[.M54]" office:value-type="float" office:value="0.192856310964635" calcext:value-type="float">
            <text:p>0.19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SA</text:p>
          </table:table-cell>
          <table:table-cell table:style-name="ce6" office:value-type="float" office:value="331002647" calcext:value-type="float">
            <text:p>331002647</text:p>
          </table:table-cell>
          <table:table-cell table:style-name="ce6" table:formula="of:=SUMIF([.$E$6:.$E$32];[.K55];[.$C$6:.$C$32])" office:value-type="float" office:value="1508592" calcext:value-type="float">
            <text:p>1508592</text:p>
          </table:table-cell>
          <table:table-cell table:style-name="ce14" table:formula="of:=[.N55]*100/[.M55]" office:value-type="float" office:value="0.455764331093099" calcext:value-type="float">
            <text:p>0.46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Italia</text:p>
          </table:table-cell>
          <table:table-cell table:style-name="ce6" office:value-type="float" office:value="60461827" calcext:value-type="float">
            <text:p>60461827</text:p>
          </table:table-cell>
          <table:table-cell table:style-name="ce6" table:formula="of:=SUMIF([.$E$6:.$E$32];[.K56];[.$C$6:.$C$32])" office:value-type="float" office:value="225883" calcext:value-type="float">
            <text:p>225883</text:p>
          </table:table-cell>
          <table:table-cell table:style-name="ce14" table:formula="of:=[.N56]*100/[.M56]" office:value-type="float" office:value="0.373596054250891" calcext:value-type="float">
            <text:p>0.37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España</text:p>
          </table:table-cell>
          <table:table-cell table:style-name="ce6" office:value-type="float" office:value="46754783" calcext:value-type="float">
            <text:p>46754783</text:p>
          </table:table-cell>
          <table:table-cell table:style-name="ce6" table:formula="of:=SUMIF([.$E$6:.$E$32];[.K57];[.$C$6:.$C$32])" office:value-type="float" office:value="231606" calcext:value-type="float">
            <text:p>231606</text:p>
          </table:table-cell>
          <table:table-cell table:style-name="ce14" table:formula="of:=[.N57]*100/[.M57]" office:value-type="float" office:value="0.495363223052495" calcext:value-type="float">
            <text:p>0.50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ina</text:p>
          </table:table-cell>
          <table:table-cell table:style-name="ce6" office:value-type="float" office:value="1411313522" calcext:value-type="float">
            <text:p>1411313522</text:p>
          </table:table-cell>
          <table:table-cell table:style-name="ce6" table:formula="of:=SUMIF([.$E$6:.$E$32];[.K58];[.$C$6:.$C$32])" office:value-type="float" office:value="84036" calcext:value-type="float">
            <text:p>84036</text:p>
          </table:table-cell>
          <table:table-cell table:style-name="ce14" table:formula="of:=[.N58]*100/[.M58]" office:value-type="float" office:value="0.00595445297519087" calcext:value-type="float">
            <text:p>0.01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1"/>
          <table:table-cell table:style-name="ce9" office:value-type="string" calcext:value-type="string">
            <text:p>Mostrar el avance mes a mes de los casos nuevos o muertes nuevas (según decida el usuario) del país o continente seleccionado (según decida el usuario). Y muestre el total acumulado</text:p>
          </table:table-cell>
          <table:table-cell table:number-columns-repeated="16372"/>
        </table:table-row>
        <table:table-row table:style-name="ro2">
          <table:table-cell table:number-columns-repeated="11"/>
          <table:table-cell office:value-type="string" calcext:value-type="string">
            <text:p>País: Colombia</text:p>
          </table:table-cell>
          <table:table-cell table:number-columns-repeated="16372"/>
        </table:table-row>
        <table:table-row table:style-name="ro2">
          <table:table-cell table:number-columns-repeated="11"/>
          <table:table-cell office:value-type="string" calcext:value-type="string">
            <text:p>Casos nuevos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ce9" office:value-type="string" calcext:value-type="string">
            <text:p>Resultados esperados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#casos nuevos</text:p>
          </table:table-cell>
          <table:table-cell table:number-columns-repeated="16371"/>
        </table:table-row>
        <table:table-row table:style-name="ro2">
          <table:table-cell table:number-columns-repeated="11"/>
          <table:table-cell table:style-name="ce8" office:value-type="string" calcext:value-type="string">
            <text:p>marzo</text:p>
          </table:table-cell>
          <table:table-cell table:style-name="ce6" office:value-type="float" office:value="798" calcext:value-type="float">
            <text:p>798</text:p>
          </table:table-cell>
          <table:table-cell table:number-columns-repeated="16371"/>
        </table:table-row>
        <table:table-row table:style-name="ro2">
          <table:table-cell table:number-columns-repeated="11"/>
          <table:table-cell table:style-name="ce8" office:value-type="string" calcext:value-type="string">
            <text:p>abril</text:p>
          </table:table-cell>
          <table:table-cell table:style-name="ce6" office:value-type="float" office:value="5413" calcext:value-type="float">
            <text:p>5413</text:p>
          </table:table-cell>
          <table:table-cell table:number-columns-repeated="16371"/>
        </table:table-row>
        <table:table-row table:style-name="ro2">
          <table:table-cell table:number-columns-repeated="11"/>
          <table:table-cell table:style-name="ce8" office:value-type="string" calcext:value-type="string">
            <text:p>mayo</text:p>
          </table:table-cell>
          <table:table-cell table:style-name="ce6" office:value-type="float" office:value="10084" calcext:value-type="float">
            <text:p>10084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" table:formula="of:=SUM([.M65:.M67])" office:value-type="float" office:value="16295" calcext:value-type="float">
            <text:p>16295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1"/>
          <table:table-cell table:style-name="ce9" office:value-type="string" calcext:value-type="string">
            <text:p>Mostrar de mayor a menor los países según el porcentaje con respecto a su propia población y según los casos nuevos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%Casos nuevos acumulados</text:p>
          </table:table-cell>
          <table:table-cell table:number-columns-repeated="16371"/>
        </table:table-row>
        <table:table-row table:style-name="ro2">
          <table:table-cell table:number-columns-repeated="11"/>
          <table:table-cell table:style-name="ce8" office:value-type="string" calcext:value-type="string">
            <text:p>España</text:p>
          </table:table-cell>
          <table:table-cell table:style-name="ce14" office:value-type="float" office:value="0.495363223052495" calcext:value-type="float">
            <text:p>0.50</text:p>
          </table:table-cell>
          <table:table-cell table:number-columns-repeated="16371"/>
        </table:table-row>
        <table:table-row table:style-name="ro2">
          <table:table-cell table:number-columns-repeated="11"/>
          <table:table-cell table:style-name="ce8" office:value-type="string" calcext:value-type="string">
            <text:p>USA</text:p>
          </table:table-cell>
          <table:table-cell table:style-name="ce14" office:value-type="float" office:value="0.455764331093099" calcext:value-type="float">
            <text:p>0.46</text:p>
          </table:table-cell>
          <table:table-cell table:number-columns-repeated="16371"/>
        </table:table-row>
        <table:table-row table:style-name="ro2">
          <table:table-cell table:number-columns-repeated="11"/>
          <table:table-cell table:style-name="ce8" office:value-type="string" calcext:value-type="string">
            <text:p>Italia</text:p>
          </table:table-cell>
          <table:table-cell table:style-name="ce14" office:value-type="float" office:value="0.373596054250891" calcext:value-type="float">
            <text:p>0.37</text:p>
          </table:table-cell>
          <table:table-cell table:number-columns-repeated="16371"/>
        </table:table-row>
        <table:table-row table:style-name="ro2">
          <table:table-cell table:number-columns-repeated="11"/>
          <table:table-cell table:style-name="ce8" office:value-type="string" calcext:value-type="string">
            <text:p>Ecuador</text:p>
          </table:table-cell>
          <table:table-cell table:style-name="ce14" office:value-type="float" office:value="0.192856310964635" calcext:value-type="float">
            <text:p>0.19</text:p>
          </table:table-cell>
          <table:table-cell table:number-columns-repeated="16371"/>
        </table:table-row>
        <table:table-row table:style-name="ro2">
          <table:table-cell table:number-columns-repeated="11"/>
          <table:table-cell table:style-name="ce8" office:value-type="string" calcext:value-type="string">
            <text:p>Brasil</text:p>
          </table:table-cell>
          <table:table-cell table:style-name="ce14" office:value-type="float" office:value="0.119599504531931" calcext:value-type="float">
            <text:p>0.12</text:p>
          </table:table-cell>
          <table:table-cell table:number-columns-repeated="16371"/>
        </table:table-row>
        <table:table-row table:style-name="ro2">
          <table:table-cell table:number-columns-repeated="11"/>
          <table:table-cell table:style-name="ce8" office:value-type="string" calcext:value-type="string">
            <text:p>Colombia</text:p>
          </table:table-cell>
          <table:table-cell table:style-name="ce14" office:value-type="float" office:value="0.0320245212515863" calcext:value-type="float">
            <text:p>0.03</text:p>
          </table:table-cell>
          <table:table-cell table:number-columns-repeated="16371"/>
        </table:table-row>
        <table:table-row table:style-name="ro2">
          <table:table-cell table:number-columns-repeated="11"/>
          <table:table-cell table:style-name="ce8" office:value-type="string" calcext:value-type="string">
            <text:p>China</text:p>
          </table:table-cell>
          <table:table-cell table:style-name="ce14" office:value-type="float" office:value="0.00595445297519087" calcext:value-type="float">
            <text:p>0.01</text:p>
          </table:table-cell>
          <table:table-cell table:number-columns-repeated="16371"/>
        </table:table-row>
        <table:table-row table:style-name="ro2" table:number-rows-repeated="104849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071in 0.0102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gne Gilbro</meta:initial-creator>
    <meta:creation-date>2020-05-19T09:18:39</meta:creation-date>
    <dc:date>2023-06-01T15:37:44.627736346</dc:date>
    <meta:generator>LibreOffice/7.5.3.2$Linux_X86_64 LibreOffice_project/50$Build-2</meta:generator>
    <meta:editing-duration>PT10M55S</meta:editing-duration>
    <meta:editing-cycles>1</meta:editing-cycles>
    <meta:document-statistic meta:table-count="1" meta:cell-count="348" meta:object-count="0"/>
    <meta:user-defined meta:name="AppVersion">16.0300</meta:user-defined>
  </office:meta>
</office:document-meta>
</file>